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media-type="image/gif" manifest:full-path="Pictures/f4126887482e34b558e1b699563064c6a.gif"/>
  <manifest:file-entry manifest:media-type="image/jpeg" manifest:full-path="Pictures/f1d87c1e4aa6449059ddd422296e6aced.jpg"/>
  <manifest:file-entry manifest:media-type="image/png" manifest:full-path="Pictures/f246019fd984941ed93cfbd052366c23d.png"/>
  <manifest:file-entry manifest:media-type="image/gif" manifest:full-path="Pictures/ffc6c07f0b223429db89f9b87651cfd23.gif"/>
  <manifest:file-entry manifest:media-type="image/jpeg" manifest:full-path="Pictures/f6003199ff8b34ec082bb0bcfd16b47ac.jpeg"/>
  <manifest:file-entry manifest:media-type="image/png" manifest:full-path="Pictures/fe57f986693704206bf341917fbfd789a.png"/>
  <manifest:file-entry manifest:media-type="image/png" manifest:full-path="Pictures/f1665872a033f4343a0eeef1fbaa3b612.png"/>
  <manifest:file-entry manifest:media-type="image/jpeg" manifest:full-path="Pictures/ffee42eaa12f941b092b132738af5726e.jpg"/>
  <manifest:file-entry manifest:media-type="image/png" manifest:full-path="Pictures/fb189ead63c77476496c7db699b69b92f.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Tahoma" svg:font-family="Tahoma"/>
    <style:font-face style:name="Ubuntu" svg:font-family="Ubuntu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 style:parent-style-name="Standard">
      <style:text-properties officeooo:rsid="0005a6c1" officeooo:paragraph-rsid="0005a6c1"/>
    </style:style>
    <style:style style:name="P2" style:family="paragraph" style:parent-style-name="Standard">
      <style:text-properties officeooo:rsid="000a52d7" officeooo:paragraph-rsid="000a52d7"/>
    </style:style>
    <style:style style:name="P3" style:family="paragraph" style:parent-style-name="Standard">
      <style:text-properties officeooo:rsid="0007003f" officeooo:paragraph-rsid="00089e1e"/>
    </style:style>
    <style:style style:name="P4" style:family="paragraph" style:parent-style-name="Standard">
      <style:paragraph-properties fo:text-align="center" style:justify-single-word="false"/>
      <style:text-properties officeooo:rsid="0010f219" officeooo:paragraph-rsid="0010f219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0f219" officeooo:paragraph-rsid="0010f219"/>
    </style:style>
    <style:style style:name="P6" style:family="paragraph" style:parent-style-name="Comment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font-size="9pt"/>
    </style:style>
    <style:style style:name="T2" style:family="text">
      <style:text-properties fo:font-size="9pt" style:font-size-asian="10pt" style:font-size-complex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9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able47a6474683b34e16836391fb324d5746" style:family="table" style:parent-style-name="podTable">
      <style:table-properties style:width="17cm" style:rel-width="100.0%" table:table-align="left" table:align="left" fo:margin-top="0.30cm" fo:margin-right="0.00cm" fo:margin-bottom="0.30cm" fo:margin-left="0.00cm"/>
    </style:style>
    <style:style style:name="pcG1pod" style:family="table-cell">
      <style:table-cell-properties fo:padding="0.1cm" style:vertical-align="middle" fo:border="0.05pt solid #000000"/>
    </style:style>
    <style:style style:name="Table47a6474683b34e16836391fb324d5746.1" style:family="table-column">
      <style:table-column-properties style:rel-column-width="65534*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<draw:frame draw:name="If25a8a0650754375b7e0f2f4febbfccb" draw:z-index="0" text:anchor-type="as-char" svg:width="1.131900cm" svg:height="1.131900cm"><draw:image xlink:type="simple" xlink:show="embed" xlink:href="Pictures/f4126887482e34b558e1b699563064c6a.gif" xlink:actuate="onLoad"/></draw:frame></text:p>
      <text:p><draw:frame draw:name="Id22e105d03dc4c08a51c2e38af990803" draw:z-index="0" text:anchor-type="as-char" svg:width="1.131900cm" svg:height="1.131900cm"><draw:image xlink:type="simple" xlink:show="embed" xlink:href="Pictures/f1d87c1e4aa6449059ddd422296e6aced.jpg" xlink:actuate="onLoad"/></draw:frame></text:p>
      <text:p><draw:frame draw:name="I87f4dc53996f42008c97760162efcf23" draw:z-index="0" text:anchor-type="as-char" svg:width="0.996072cm" svg:height="0.792330cm"><draw:image xlink:type="simple" xlink:show="embed" xlink:href="Pictures/f246019fd984941ed93cfbd052366c23d.png" xlink:actuate="onLoad"/></draw:frame></text:p>
      <text:p><draw:frame draw:name="I9a30dec8dea34add865c547521b77a6c" draw:z-index="0" text:anchor-type="paragraph" svg:width="1.131900cm" svg:height="1.131900cm"><draw:image xlink:type="simple" xlink:show="embed" xlink:href="Pictures/f4126887482e34b558e1b699563064c6a.gif" xlink:actuate="onLoad"/></draw:frame></text:p>
      <text:p><draw:frame draw:name="I87ea03ff67a144a7a8f8112136aca755" draw:z-index="0" text:anchor-type="as-char" svg:width="1.131900cm" svg:height="1.131900cm"><draw:image xlink:type="simple" xlink:show="embed" xlink:href="Pictures/ffc6c07f0b223429db89f9b87651cfd23.gif" xlink:actuate="onLoad"/></draw:frame></text:p>
      <text:p text:style-name="Standard"/>
      <text:p><draw:frame draw:name="Ib64fa53bd4d6429b9e8d908fa9ec2780" draw:z-index="0" text:anchor-type="as-char" svg:width="2.263800cm" svg:height="2.263800cm"><draw:image xlink:type="simple" xlink:show="embed" xlink:href="Pictures/f6003199ff8b34ec082bb0bcfd16b47ac.jpeg" xlink:actuate="onLoad"/></draw:frame><draw:frame draw:style-name="podImageRight" draw:name="I462f5c42536847468211580972cf88cd" draw:z-index="0" text:anchor-type="char" svg:width="2.263800cm" svg:height="4.527600cm"><draw:image xlink:type="simple" xlink:show="embed" xlink:href="Pictures/f6003199ff8b34ec082bb0bcfd16b47ac.jpeg" xlink:actuate="onLoad"/></draw:frame><draw:frame draw:name="I4d7bed7ce83c4dcc94f8f4e921dda5f4" draw:z-index="0" text:anchor-type="as-char" svg:width="3.350424cm" svg:height="6.587658cm"><draw:image xlink:type="simple" xlink:show="embed" xlink:href="Pictures/fe57f986693704206bf341917fbfd789a.png" xlink:actuate="onLoad"/></draw:frame><draw:frame draw:name="I9c8697a0bb4346289b3947a141f836e0" draw:z-index="0" text:anchor-type="as-char" svg:width="1.675212cm" svg:height="3.282510cm"><draw:image xlink:type="simple" xlink:show="embed" xlink:href="Pictures/fe57f986693704206bf341917fbfd789a.png" xlink:actuate="onLoad"/></draw:frame><draw:frame draw:name="I80fff8852cbd4b7b8139c823868482b8" draw:z-index="0" text:anchor-type="as-char" svg:width="3.350424cm" svg:height="6.587658cm"><draw:image xlink:type="simple" xlink:show="embed" xlink:href="Pictures/fe57f986693704206bf341917fbfd789a.png" xlink:actuate="onLoad"/></draw:frame></text:p>
      <text:p/>
      <table:table table:name="Table47a6474683b34e16836391fb324d5746" table:style-name="Table47a6474683b34e16836391fb324d5746">
        <table:table-column table:style-name="Table47a6474683b34e16836391fb324d5746.1"/>
        <table:table-row>
          <table:table-cell table:style-name="pcG1pod">
            <text:p text:style-name="podCellContent"><draw:frame draw:name="Ia9580ec7ae5e49d2ab8f44be21399065" draw:z-index="0" text:anchor-type="as-char" svg:width="1.131900cm" svg:height="1.131900cm"><draw:image xlink:type="simple" xlink:show="embed" xlink:href="Pictures/f6003199ff8b34ec082bb0bcfd16b47ac.jpeg" xlink:actuate="onLoad"/></draw:frame></text:p>
          </table:table-cell>
        </table:table-row>
      </table:table>
      <text:p><draw:frame draw:name="Ie36f62608a36448b8952a149d41292e9" draw:z-index="0" text:anchor-type="as-char" svg:width="7.552287cm" svg:height="25.699000cm"><draw:image xlink:type="simple" xlink:show="embed" xlink:href="Pictures/f1665872a033f4343a0eeef1fbaa3b612.png" xlink:actuate="onLoad"/></draw:frame> </text:p>
      <text:p text:style-name="P2"/>
      <text:p text:style-name="Standard">Error cases</text:p>
      <text:p text:style-name="Standard"/>
      <text:p><office:annotation><dc:creator>POD</dc:creator><dc:date>2024-06-27T10:34:50</dc:date><text:p>Error while evaluating the expression "document()" defined in the "from" part of a statement. PodError: Please specify a document to import, either with a stream (parameter "content") or with a path (parameter "at").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, in &lt;module&gt;</text:p><text:p>  File "/home/gdy999/.local/lib/python3.10/site-packages/appy/pod/renderer.py", line 752, in importDocument</text:p><text:p>    if not content and not at: raise PodError(DOC_KO)</text:p><text:p>appy.pod.PodError: Please specify a document to import, either with a stream (parameter "content") or with a path (parameter "at").</text:p></office:annotation></text:p>
      <text:p><office:annotation><dc:creator>POD</dc:creator><dc:date>2024-06-27T10:34:50</dc:date><text:p>Error while evaluating the expression "document(content="blabla")" defined in the "from" part of a statement. PodError: POD was unable to deduce the document format. Please specify it through parameter named "format" (=odt, gif, png, ...).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, in &lt;module&gt;</text:p><text:p>  File "/home/gdy999/.local/lib/python3.10/site-packages/appy/pod/renderer.py", line 759, in importDocument</text:p><text:p>    raise PodError(DOC_FMT_KO)</text:p><text:p>appy.pod.PodError: POD was unable to deduce the document format. Please specify it through parameter named "format" (=odt, gif, png, ...).</text:p></office:annotation></text:p>
      <text:p><office:annotation><dc:creator>POD</dc:creator><dc:date>2024-06-27T10:34:50</dc:date><text:p>Error while evaluating the expression "document(content="blabla", format='bzz')" defined in the "from" part of a statement. PodError: Format "bzz" is not supported.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, in &lt;module&gt;</text:p><text:p>  File "/home/gdy999/.local/lib/python3.10/site-packages/appy/pod/renderer.py", line 781, in importDocument</text:p><text:p>    raise PodError(DOC_FMT_NS % format)</text:p><text:p>appy.pod.PodError: Format "bzz" is not supported.</text:p></office:annotation></text:p>
      <text:p><office:annotation><dc:creator>POD</dc:creator><dc:date>2024-06-27T10:34:50</dc:date><text:p>Error while evaluating the expression "document(at='%s/pod/test/images/python.gif' % getAppyPath(), anchor='odt')" defined in the "from" part of a statement. PodError: Wrong anchor. Valid values for anchors are: ('page', 'paragraph', 'char', 'as-char').</text:p><text:p>    fromRes = context['_eval_'].run(self.fromExpr, context)</text:p><text:p>  File "/home/gdy999/.local/lib/python3.10/site-packages/appy/pod/__init__.py", line 44, in run</text:p><text:p>    return eval(expression, context)</text:p><text:p>  File "&lt;string&gt;", line 1, in &lt;module&gt;</text:p><text:p>  File "/home/gdy999/.local/lib/python3.10/site-packages/appy/pod/renderer.py", line 785, in importDocument</text:p><text:p>    imp.init(anchor, wrapInPara, size, sizeUnit, maxWidth, maxHeight,</text:p><text:p>  File "/home/gdy999/.local/lib/python3.10/site-packages/appy/pod/doc_importers.py", line 521, in init</text:p><text:p>    raise PodError(self.WRONG_ANCHOR % str(self.anchorTypes))</text:p><text:p>appy.pod.PodError: Wrong anchor. Valid values for anchors are: ('page', 'paragraph', 'char', 'as-char').</text:p></office:annotation></text:p>
      <text:p><draw:frame draw:name="I422fdcb26f354ef9823064eafa2a19e0" draw:z-index="0" text:anchor-type="as-char" svg:width="2.263800cm" svg:height="1.697850cm"><draw:image xlink:type="simple" xlink:show="embed" xlink:href="Pictures/ffee42eaa12f941b092b132738af5726e.jpg" xlink:actuate="onLoad"/></draw:frame></text:p>
      <text:p><draw:frame draw:name="Ie6e7ffb4a31442d88b33704d186d4e8f" draw:z-index="0" text:anchor-type="as-char" svg:width="2.263800cm" svg:height="1.697850cm"><draw:image xlink:type="simple" xlink:show="embed" xlink:href="Pictures/ffee42eaa12f941b092b132738af5726e.jpg" xlink:actuate="onLoad"/></draw:frame></text:p>
      <text:p text:style-name="P3"/>
      <text:p text:style-name="P4"><draw:frame draw:name="If3b3ca36f3cd4fd399de76ee3bb64e7d" draw:z-index="0" text:anchor-type="as-char" svg:width="1.131900cm" svg:height="1.131900cm"><draw:image xlink:type="simple" xlink:show="embed" xlink:href="Pictures/f4126887482e34b558e1b699563064c6a.gif" xlink:actuate="onLoad"/></draw:frame></text:p>
      <text:p><draw:frame draw:name="I0779e51392b44dd295b168aec8879d6e" draw:z-index="0" text:anchor-type="as-char" svg:width="7.552287cm" svg:height="25.699000cm"><draw:image xlink:type="simple" xlink:show="embed" xlink:href="Pictures/fb189ead63c77476496c7db699b69b92f.png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Tahoma" svg:font-family="Tahoma"/>
    <style:font-face style:name="Ubuntu" svg:font-family="Ubuntu" style:font-family-generic="swiss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ahoma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ahoma" fo:font-family="Tahom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Tahoma" fo:font-family="Tahoma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ahoma" fo:font-family="Tahoma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size-asian="12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text:list-style style:name="podNumberedList">
      <text:list-level-style-number text:level="1" text:style-name="podNumberStyle" style:num-suffix="." style:num-format="1">
        <style:list-level-properties text:space-before="0.08in" text:min-label-width="0.16in"/>
      </text:list-level-style-number>
      <text:list-level-style-number text:level="2" text:style-name="podNumberStyle" style:num-suffix="." style:num-format="1">
        <style:list-level-properties text:space-before="0.4in" text:min-label-width="0.16in"/>
      </text:list-level-style-number>
      <text:list-level-style-number text:level="3" text:style-name="podNumberStyle" style:num-suffix="." style:num-format="1">
        <style:list-level-properties text:space-before="0.72in" text:min-label-width="0.16in"/>
      </text:list-level-style-number>
      <text:list-level-style-number text:level="4" text:style-name="podNumberStyle" style:num-suffix="." style:num-format="1">
        <style:list-level-properties text:space-before="1.04in" text:min-label-width="0.16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08in" text:min-label-width="0.16in"/>
      </text:list-level-style-bullet>
      <text:list-level-style-bullet text:level="2" text:style-name="podBulletStyle" text:bullet-char="◦">
        <style:list-level-properties text:space-before="0.4in" text:min-label-width="0.16in"/>
      </text:list-level-style-bullet>
      <text:list-level-style-bullet text:level="3" text:style-name="podBulletStyle" text:bullet-char="▪">
        <style:list-level-properties text:space-before="0.72in" text:min-label-width="0.16in"/>
      </text:list-level-style-bullet>
      <text:list-level-style-bullet text:level="4" text:style-name="podBulletStyle" text:bullet-char="•">
        <style:list-level-properties text:space-before="1.04in" text:min-label-width="0.16in"/>
      </text:list-level-style-bullet>
    </text:list-styl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meta:initial-creator>Gaetan Delannay</meta:initial-creator>
    <meta:creation-date>2008-04-08T16:25:25</meta:creation-date>
    <dc:date>2024-05-29T10:14:57.333551398</dc:date>
    <dc:language>fr-BE</dc:language>
    <meta:editing-cycles>29</meta:editing-cycles>
    <meta:editing-duration>PT2H54M22S</meta:editing-duration>
    <meta:document-statistic meta:table-count="0" meta:image-count="0" meta:object-count="0" meta:page-count="2" meta:paragraph-count="15" meta:word-count="89" meta:character-count="483" meta:non-whitespace-character-count="406"/>
    <meta:user-defined meta:name="Info 1"/>
    <meta:user-defined meta:name="Info 2"/>
    <meta:user-defined meta:name="Info 3"/>
    <meta:user-defined meta:name="Info 4"/>
    <dc:title>imagesImport</dc:title>
  </office:meta>
</office:document-meta>
</file>